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990099"/>
    </style:style>
    <style:style style:name="ce7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 table:use-regular-expressions="false" table:use-wildcards="true"/>
      <table:table table:name="waveform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Forma</text:p>
          </table:table-cell>
          <table:table-cell table:style-name="ce2" office:value-type="string" calcext:value-type="string">
            <text:p>Group Type</text:p>
          </table:table-cell>
          <table:table-cell table:style-name="ce2" office:value-type="string" calcext:value-type="string">
            <text:p>Group ID</text:p>
          </table:table-cell>
          <table:table-cell table:style-name="ce2" office:value-type="string" calcext:value-type="string">
            <text:p>Wave Group</text:p>
          </table:table-cell>
          <table:table-cell table:style-name="ce2" office:value-type="string" calcext:value-type="string">
            <text:p>OneShot</text:p>
          </table:table-cell>
          <table:table-cell table:style-name="ce2" office:value-type="string" calcext:value-type="string">
            <text:p>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 Piano1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 Piano1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 Piano1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]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 Piano2 p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]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 Piano2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]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 Piano2 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]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 Piano2 f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true</text:p>
          </table:table-cell>
          <table:table-cell table:formula="of:=[.A8]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 Piano2 f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true</text:p>
          </table:table-cell>
          <table:table-cell table:formula="of:=[.A9]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 Piano2 f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true</text:p>
          </table:table-cell>
          <table:table-cell table:formula="of:=[.A10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ano Thu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true</text:p>
          </table:table-cell>
          <table:table-cell table:formula="of:=[.A11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ano Up 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true</text:p>
          </table:table-cell>
          <table:table-cell table:formula="of:=[.A12]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KS-20 P3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]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KS-20 P3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]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KS-20 P3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]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 Rhodes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 Rhodes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 Rhodes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]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 Rhodes 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]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 Rhodes 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]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 Rhodes 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.Piano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]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.Piano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]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.Piano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]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.Piano 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]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Piano 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6]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.Piano 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7]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.Piano 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8]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.Piano 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9]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.Piano 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0]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K-80 EP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1]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K-80 EP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2]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K-80 EP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3]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-50 EP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4]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-50 EP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5]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-50 EP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6]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ele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7]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sic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8]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av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39]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lav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0]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av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1]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rga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2]-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zz Orga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3]-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azz Orga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4]-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rga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5]-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gan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6]-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rgan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7]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ck Org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8]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st. Org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49]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ot.Org Sl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0]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ot.Org F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1]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ipe Org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2]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ylon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3]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ylon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4]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ylon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5]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-Str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6]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-Str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7]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-Str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8]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tr Harm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59]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tr Harm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0]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tr Harm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1]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mp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2]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mp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3]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mp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4]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mp Gtr A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5]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ute Gtr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6]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ute Gtr 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7]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ute Gtr 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8]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ute Gtr 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69]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op Strat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0]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p Strat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1]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p Strat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2]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azz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3]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azz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4]-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azz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5]-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C Strat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6]-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C Strat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7]-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C Strat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8]-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C Strat A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79]-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C Strat B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0]-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C Strat C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1]-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lean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2]-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ean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3]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ean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4]-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atu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5]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atu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6]-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atu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7]-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D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8]-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D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89]-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D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0]-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D Gtr A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1]-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eavy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2]-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eavy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3]-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eavy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4]-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eavy Gtr A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5]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eavy Gtr B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6]-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eavy Gtr C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7]-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owerChord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8]-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owerChord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99]-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werChord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0]-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G Ha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1]-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t.FretNo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true</text:p>
          </table:table-cell>
          <table:table-cell table:formula="of:=[.A102]-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yn Gt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3]-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n Gt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4]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yn Gt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5]-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arp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6]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arp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7]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arp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8]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anjo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09]-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anjo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0]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anjo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1]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ita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2]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ita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3]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ita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4]-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ulcimer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5]-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ulcimer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6]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ulcimer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7]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hamisen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8]-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hamisen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19]-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hamisen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0]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oto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1]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oto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2]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oto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3]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ick Bas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4]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ick Bas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5]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ick Bas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6]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ngerd B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7]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ingerd B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8]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ingerd B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29]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.B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0]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tles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1]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retles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2]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tles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3]-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prightBs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4]-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UprightBs 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5]-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prightBs 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6]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rightBs 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7]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lap Bass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8]-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lap &amp; 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39]-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lap Bass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0]-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lap Bass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1]-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z.Bs Thum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2]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z.Bs Slap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3]-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z.Bs Slap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4]-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Jz.Bs Slap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5]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z.Bs 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6]-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yn Bas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7]-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yn Bas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8]-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ini Bs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49]-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ini Bs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0]-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ni Bs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1]-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ni Bs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2]-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ini Bs 2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3]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C-202 B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4]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C-202 B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5]-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C-202 B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6]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lute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7]-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lute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8]-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lute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59]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low Pi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0]-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1]-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kuha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2]-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larinet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3]-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larinet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4]-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larinet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5]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boe mf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6]-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boe mf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7]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boe mf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8]-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op.Sax mf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69]-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op.Sax mf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0]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op.Sax mf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1]-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to Sax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2]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lto Sax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3]-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to Sax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4]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enor Sax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5]-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enor Sax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6]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enor Sax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7]-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ari.Sax f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8]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ari.Sax f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79]-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ari.Sax f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0]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armonica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1]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armonica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2]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armonica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3]-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ha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4]-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pt Sect.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5]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pt Sect.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6]-1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pt Sect.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7]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rumpet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8]-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umpet 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89]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rumpet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0]-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umpet 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1]-1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umpet 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2]-1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rumpet 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3]-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armonMute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4]-1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armonMute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5]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armonMute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6]-1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rombone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7]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rench 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8]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rench 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199]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.Horn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0]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.Horn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1]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.Horn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2]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lin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3]-1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iolin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4]-1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lin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5]-1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ello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6]-1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ello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7]-1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ello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8]-1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.Strings-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09]-1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.Strings-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0]-1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onoString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1]-1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onoStrings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2]-1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iz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true</text:p>
          </table:table-cell>
          <table:table-cell table:formula="of:=[.A213]-1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P Strings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4]-1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P Strings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5]-1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P Strings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6]-1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P Strings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7]-1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P Strings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8]-1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P Strings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19]-1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oft Pad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0]-1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oft Pad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1]-1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oft Pad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2]-1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antasynth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3]-1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antasynth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4]-1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antasynth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5]-1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-50 Heave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6]-1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-50 Heaven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7]-1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-50 Heaven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8]-1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ine W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29]-1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-50 Bras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0]-1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-50 Bras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1]-1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-50 Bras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2]-1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-50 BrassA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3]-1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ualSquare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4]-1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ualSquare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5]-1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ualSquareA+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6]-1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op Vo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7]-1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yn Vox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8]-1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yn Vox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39]-1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oice Aahs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0]-1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oice Aahs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1]-1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oice Aahs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2]-1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oice Oohs1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3]-1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oice Oohs1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4]-1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oice Oohs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5]-1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oice Oohs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6]-1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oice Oohs2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7]-1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oice Oohs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8]-1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Voice Bre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49]-1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ale Ooh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0]-1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ale Ooh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1]-1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le Ooh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2]-1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rg Vox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3]-1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Org Vox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4]-1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Org Vox 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5]-1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Vox No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-A</text:p>
          </table:table-cell>
          <table:table-cell office:value-type="string" calcext:value-type="string">
            <text:p>false</text:p>
          </table:table-cell>
          <table:table-cell table:formula="of:=[.A256]-1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lim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5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mba Wa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58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 Dr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59]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b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0]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ttle 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1]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ockenspi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2]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bul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3]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el Drum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4]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nta Bell 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5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nta Bell 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6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ta Bell 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7]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ntaBell A+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8]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g Be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69]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o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0]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GI Bell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1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GI Bell 1+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2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GI Chi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3]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ve Sc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4]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re St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5]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2 Bellwa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6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2 Vibwa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7]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ark V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8]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MM V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79]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ad Wa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0]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ynth Re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1]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nth Saw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2]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ynth Saw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3]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yn Saw 2in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4]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ynth Saw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5]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P-8 Saw 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6]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P-8 Saw 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7]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P-8 Saw 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8]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5 Saw 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89]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5 Saw 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0]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5 Saw 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1]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-50 Saw 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2]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-50 Saw 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3]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-50 Saw 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4]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ynth Squa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5]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P-8 Squar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6]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P-8 Square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7]-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P-8 Square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8]-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ynth Pulse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299]-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nth Pulse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0]-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1]-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2]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g Cl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03]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hite Noi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4]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ink Noi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5]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tal W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6]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ind Ago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7]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eedbackwa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8]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ctr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09]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reathNoi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10]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ttl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11]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e 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12]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in Wa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13]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klung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14]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ind Chim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15]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rch. 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16]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kno 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17]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ck 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18]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hilly 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19]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ratch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0]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cratch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21]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cratch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2]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atural S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3]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tural SN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4]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iccolo S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5]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llad S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6]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N Ro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7]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08 S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8]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rush Sl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29]-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ush Swi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0]-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rush Ro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31]-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y St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2]-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de St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3]-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te K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4]-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ybrid Kick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5]-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ybrid Kick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6]-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ld K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7]-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erb K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8]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ound K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39]-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08 K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40]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erb Tom 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41]-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erb Tom L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42]-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ry Tom 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43]-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ry Tom L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44]-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l HiHat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45]-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 HiHat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46]-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p HiH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47]-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edal HiH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48]-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606 HiHat C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49]-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06 HiHat O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50]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8 Cla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51]-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and Cla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52]-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inger Sna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53]-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ide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54]-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ide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55]-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ide Bell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56]-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rash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57]-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hina Cy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58]-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wbell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59]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ood Blo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0]-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lav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1]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ongo 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2]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ngo L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3]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ga Open 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4]-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ga Open L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5]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ga Mute 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6]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ga Mute L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7]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ga Sl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8]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imb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69]-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basa U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70]-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basa Dow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71]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basa Cu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72]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rac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73]-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ong Gui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74]-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mbour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75]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pen Triang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76]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ui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77]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ibrasl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78]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imp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79]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ppla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80]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EV Orch.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81]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EV Tekno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82]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V Back 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83]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V PhillH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84]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EV Steel D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85]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V Tin Wa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86]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EV NatrlS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87]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EV NatrlSN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88]-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EV PiccloS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89]-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V BalladS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0]-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EV Side St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1]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V SN Ro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2]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V Brush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3]-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EV Brush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4]-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V Brush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395]-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V LiteK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6]-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V HybridK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7]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V HybridK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8]-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V Old K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399]-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V Timp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0]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V VerbTom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1]-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V VerbTo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2]-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V DryTom 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03]-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EV DryTom 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04]-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V ClHiHat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5]-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V ClHiHat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6]-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V Op HiH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7]-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V Pedal H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8]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V 606HH C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09]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V 606HH O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0]-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V Ri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11]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V Cu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12]-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V Crash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3]-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EV 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4]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V DryS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5]-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EV RealCL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6]-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V FingSn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7]-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EV Cowbe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8]-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V WoodBl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19]-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V Cl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20]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EV Con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21]-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V Tam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22]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V Marac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23]-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V Gui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24]-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EV Cui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25]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V Met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26]-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oop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27]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oop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28]-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oop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29]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oop 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30]-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op 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31]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oop 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32]-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oop 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33]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8 Cl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34]-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etronome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35]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etronome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36]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C500 Beep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37]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C500 Beep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true</text:p>
          </table:table-cell>
          <table:table-cell table:formula="of:=[.A438]-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ow Sa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39]-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ow Saw in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0]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ow P5 Sa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1]-1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ow Pulse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2]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ow Pulse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3]-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ow Squa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4]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ow S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5]-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ow Trian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6]-1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ow White N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7]-1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ow Pink N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8]-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NT-B</text:p>
          </table:table-cell>
          <table:table-cell office:value-type="string" calcext:value-type="string">
            <text:p>false</text:p>
          </table:table-cell>
          <table:table-cell table:formula="of:=[.A449]-1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Grand L p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Grand L p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1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Grand L p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2]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Grand R p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3]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Grand R p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4]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Grand R p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5]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Grand L f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6]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Grand L f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7]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Grand L f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8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Grand R f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59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Grand R f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0]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Grand R f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1]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cStrings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2]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cStrings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3]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cStrings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4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oir Aah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5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oir Aah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6]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oir Aah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7]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oir Mmh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8]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oir Mmh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69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oir Mmh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0]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.Solo Gtr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1]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.Solo Gtr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2]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.Solo Gtr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3]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.MuteGt p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4]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.MuteGt p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5]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.MuteGt p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6]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.MuteGt mp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7]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.MuteGt mp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8]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.MuteGt mp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79]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.MuteGt mf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0]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.MuteGt mf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1]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.MuteGt mf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2]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ean TC 1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3]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an TC 1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4]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an TC 1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5]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ean TC2 p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6]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ean TC2 p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7]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lean TC2 p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8]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ean TC2 f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89]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ean TC2 f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0]-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ean TC2 f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1]-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ylonGt2 p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2]-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ylonGt2 p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3]-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ylonGt2 p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4]-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ylonGt2 mf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5]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ylonGt2 mf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6]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ylonGt2 mf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7]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ylonGt2 f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8]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ylonGt2 f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499]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ylonGt2 f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0]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.Bass 3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1]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.Bass 3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2]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.Bass 3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3]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zz Bass3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4]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zz Bass3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5]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zz Bass3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6]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uted Bass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7]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uted Bass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8]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uted Bass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09]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low Sax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0]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ow Sax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1]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ow Sax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2]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Sax hrd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3]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.Sax hrd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4]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.Sax hrd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5]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lute Vib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6]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te Vib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7]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lute Vib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8]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&amp;R Horns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19]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&amp;R Horns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0]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&amp;R Horns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1]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olo Tpt.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2]-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lo Tpt.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3]-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olo Tpt.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4]-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.Accordio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5]-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.Accordion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6]-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.Accordion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7]-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braphone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8]-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ibraphone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29]-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ibraphone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0]-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ocalWave2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1]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ocalWave2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2]-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ocalWave2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3]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P Hollo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4]-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P Hollo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5]-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P Hollo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6]-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ard 5ths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7]-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ard 5ths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8]-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ard 5ths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39]-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laster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0]-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laster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1]-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laster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2]-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uno Rave 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3]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uno Rave 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4]-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uno Rave 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5]-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h Gtr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6]-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ah Down 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7]-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h Up 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8]-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ah Down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49]-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ah Up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0]-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tr FX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1]-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tr Feedbac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2]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tr Scra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3]-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tr Slid N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4]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tr Cut N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5]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tr Sla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6]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X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7]-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m.Clu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8]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m.Club f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59]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m.Club l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0]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X Bell 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1]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X Bell 1f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2]-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X Bell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3]-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X Bell 2f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4]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uhvo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5]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kno Hit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6]-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ekno Hit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7]-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ekno Loo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8]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 Bom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69]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ick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0]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eep Kick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1]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D7 Kic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2]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ance Kick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3]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nce Kick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4]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x Kic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5]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ick Ghos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6]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nr&amp;Tom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7]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oose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8]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ing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79]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08 Snr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0]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909 Snr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1]-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909 Snr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2]-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90’s Snar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3]-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olo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4]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ap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5]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lk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6]-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ingle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7]-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ouse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8]-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nr Buz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89]-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iny Snr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0]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ute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1]-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909 Rim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2]-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909 Tom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3]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lp&amp;Snp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4]-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909 Claps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5]-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C2 Claps 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6]-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707 Cla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7]-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C2 Claps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8]-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ingerSnaps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599]-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ingerSnap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0]-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ongo3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1]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ongo3 Lo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2]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ongo3 High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3]-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mbrin MEN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4]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mb.Shor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5]-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mb.Lo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6]-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R78 Tamb.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7]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haker MENU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8]-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26 Shake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09]-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ker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0]-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haker 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1]-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haker 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2]-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V Gt Scra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3]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EV Gt SldN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4]-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V Gt CutN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5]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V Gt Sla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6]-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V TeknHit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7]-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EV TeknHit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8]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V Deep K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19]-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EV TD7 Kic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0]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EV Dance K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1]-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EV Dance K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2]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EV Mix Kic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3]-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EV K.Ghos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4]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V Loose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5]-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EV Ring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6]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EV 808 Snr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7]-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EV 909 Snr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8]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EV 909 Snr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29]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EV 90’s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0]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V Solo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1]-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EV Rap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2]-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EV Talk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3]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EV Jingl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4]-1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EV House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5]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V Snr Buzz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6]-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EV TinySnr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7]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EV Mute Sn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8]-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EV 909 Rim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39]-1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EV 909 Tom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0]-1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V 909 Clp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1]-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EV HC2 Clp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2]-1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EV 707 Cl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3]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V HC2 Clp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4]-1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EV F.Snaps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5]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EV F.Snap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6]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EV Bongo3 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7]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EV Bongo3 H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8]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EV Tamb.Sh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49]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EV Tamb.L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50]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EV CR78Tam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51]-1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EV 626Shak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52]-1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EV Shaker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53]-1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EV Shaker 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54]-1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V Shaker 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XP-A</text:p>
          </table:table-cell>
          <table:table-cell office:value-type="string" calcext:value-type="string">
            <text:p>false</text:p>
          </table:table-cell>
          <table:table-cell table:formula="of:=[.A655]-1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 Sect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5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l Sect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57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l Sect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58]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 Sect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59]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 Sect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0]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 Sect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1]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c Sect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2]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c Sect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3]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c Sect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4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b Sec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5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ti STR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6]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ulti STR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7]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 STR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8]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l Sect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69]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 Sect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0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c Sect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1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b Sect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2]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ti STR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3]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l Solo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4]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l Solo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5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l Solo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6]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 Solo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7]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 Solo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8]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a Solo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79]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c Solo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0]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c Solo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1]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c Solo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2]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b Solo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3]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ulti Solo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4]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ulti Solo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5]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ls Spicc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6]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ls Spicc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7]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ls Spicc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8]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s Spicc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89]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as Spicc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0]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s Spicc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1]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cs Spicc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2]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cs Spicc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3]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cs Spicc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4]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bs Spicc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5]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bs Spicc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6]-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bs Spicc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7]-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ulti Spic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8]-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lSolo Spic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699]-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cSolo Spic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0]-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ultSl Spic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1]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 Attac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2]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izzicato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3]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izzicato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4]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ccolo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5]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boe 1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6]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boe 1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7]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boe 1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8]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boe 2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09]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boe 2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0]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boe 2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1]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g.Horn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2]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g.Horn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3]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g.Horn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4]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larine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5]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s Clarine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6]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ulti Cl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7]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sso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8]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ulti Re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19]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nr.Recorde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0]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.Horn Solo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1]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.Horn Sect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2]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.Horn Sect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3]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.Horn Mut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4]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umpet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5]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lugelhor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6]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rne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7]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rmonMute2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8]-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rmonMute2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29]-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monMute2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0]-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lo Tb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1]-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olo Tb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2]-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olo Tb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3]-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ass T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4]-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b Sec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5]-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ub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6]-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RS Ensembl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7]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rass f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8]-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ull Orch.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39]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rch Hit Maj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0]-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rch Hit Mi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1]-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rch Hit Di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2]-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oir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3]-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oir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4]-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oir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5]-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.Hrn Sc1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6]-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.Hrn Sc2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7]-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.Hrn Mute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8]-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b Sect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49]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S Ens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0]-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f Brass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1]-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ull Orch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2]-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reath Win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3]-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reath Atac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4]-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reath Whis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5]-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reath Hrm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6]-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uroPiano p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7]-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uroPiano p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8]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uroPiano p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59]-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uroPiano f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0]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uroPiano f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1]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uroPiano f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2]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arpsichor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3]-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elesta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4]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elesta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5]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elesta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6]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arp 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7]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arp 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8]-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rp 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69]-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lockenspie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0]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yloph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1]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ss Marimb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2]-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ubularBell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3]-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urch Bell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4]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impani 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5]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mpani 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6]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imp Roll 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7]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imp Roll 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8]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ncert SNR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79]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ncert SNR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0]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ncert SNR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1]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NR Rol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2]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oncert BD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3]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ncert BD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4]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cert BD 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5]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D Rol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6]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rash Cymba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7]-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rash Cym L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8]-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mbal H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89]-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m Ta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0]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ong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1]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erc Hit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2]-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rc Hit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3]-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riangl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4]-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stanets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5]-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stanets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6]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lapstic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7]-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atche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8]-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leigh Bel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799]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mbouri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0]-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ind Chime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1]-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V Hit Maj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2]-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EV Hit Mi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3]-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V Hit Di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4]-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V Bel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5]-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V Timp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6]-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V Timp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7]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V SNR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8]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V SNR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09]-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V SNR 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0]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V BD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1]-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V BD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2]-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EV BD 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3]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V BD Rol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4]-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EV Crash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5]-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V Cym H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6]-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EV Tam Ta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7]-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V Gong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8]-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V PercHit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19]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EV PercHit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0]-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V Casta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1]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V Casta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2]-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V S.Stic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3]-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EV Sleigh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4]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V Tam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5]-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NR Se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6]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erc Set 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7]-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erc Set 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8]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erc Set 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XP-B</text:p>
          </table:table-cell>
          <table:table-cell office:value-type="string" calcext:value-type="string">
            <text:p>false</text:p>
          </table:table-cell>
          <table:table-cell table:formula="of:=[.A829]-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RASE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:House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1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:House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2]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:House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3]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0:TeknoB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4]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4:Tekno B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5]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4:TeknoHA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6]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0:Drum’nB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7]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4:Gabb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8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2:Detroi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39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2:Agog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0]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6:Elect’8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1]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:Electro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2]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8:Electro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3]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B Dst S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4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B Dst Sqr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5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B Dst Sqr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6]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B Reso Sqr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7]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B Reso Sqr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8]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B Reso Sqr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49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B S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0]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B Solid S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1]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B Reso S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2]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B Square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3]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B Square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4]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B Square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5]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a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6]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ve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7]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M Pluck B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8]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M Slide B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59]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id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0]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UNO-60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1]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-5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2]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rty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3]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ub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4]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ungle Ba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5]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P8000 Saw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6]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P8000 Saw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7]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P-6 S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8]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chno S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69]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H-1 Squ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0]-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-1 Pul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1]-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P8000 PW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2]-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P8000 FB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3]-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60 Sub OS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4]-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st Synt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5]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st Squ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6]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5 Pip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7]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M Garag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8]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UNO Plu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79]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unky Synt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0]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UNO Bow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1]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UNO Synt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2]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X Synt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3]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pha Wav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4]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iller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5]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tuned S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6]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at JP-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7]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uro Danc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8]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isy 10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89]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ft Wav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0]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izzy Techn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1]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gan Pizz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2]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rage Or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3]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M Club Or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4]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rg Chor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5]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ist TekGtr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6]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st TekGtr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7]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TR FX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8]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P Sire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899]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ld Dre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0]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IT MENU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1]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IT MENU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2]-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eam Hi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3]-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alog Bir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4]-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ectronFa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5]-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tro UF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6]-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ungle Bee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7]-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-2 Machin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8]-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.Bea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09]-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tal Per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0]-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y Day Per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1]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C-2 Spacer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2]-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echno Scen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3]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ure Psych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4]-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O Hi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5]-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hin Beef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6]-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rgan Hit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7]-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DUST.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8]-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CM Pres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19]-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lectricDun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0]-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r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1]-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rill Hi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2]-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chineShou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3]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ir Gu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4]-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mergenc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5]-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zzer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6]-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onalit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7]-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ah Forman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8]-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eh Forman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29]-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ih Forman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0]-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oh Forman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1]-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uh Forman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2]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ist Ooh Vox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3]-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lkbox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4]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OCODER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5]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OM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6]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R909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7]-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R909 Dst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8]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808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39]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R606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0]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R606 Cmp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1]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R707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2]-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R707 Cmp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3]-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ep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4]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ick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5]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atural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6]-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n To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7]-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CUSS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8]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808 Conga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49]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R808 Conga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0]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rdo mut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1]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urdo ope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2]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MB&amp;SKR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3]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mbourine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4]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ttle Tamb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5]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echnoShaker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6]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ance Shaker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7]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W&amp;RIM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8]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808Cowbe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59]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R707Cowbe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0]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R78 Cowbe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1]-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R727 Agog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2]-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R909 Ri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3]-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R808 Ri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4]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R808 RimL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5]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R808 Clave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6]-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HH MENU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7]-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HH MENU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8]-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909 CHH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69]-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909 CHH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0]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R909 CHH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1]-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R808 CHH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2]-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808 CHH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3]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606 C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4]-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707 C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5]-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R78 C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6]-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p C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7]-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ristol C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8]-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HH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79]-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909 PHH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0]-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909 PHH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1]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808 P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2]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R606 P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3]-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707 P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4]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HH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5]-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R909 OHH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6]-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R909 OHH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7]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R909 OHH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8]-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909 DstO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89]-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R808 O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0]-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R606 DstO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1]-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R707 O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2]-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R78 O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3]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8 O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4]-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ym OH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5]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YMBAL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6]-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R606 Cym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7]-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R606 Cym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8]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R606 DstCy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999]-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R909 Rid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0]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R909DstRid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1]-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R707 Rid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2]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R909 Cras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3]-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R909DsCras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4]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LAP ME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5]-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R909 Cla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6]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S Cla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7]-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lap Sto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8]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707 Cla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09]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C2 Dry Cla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0]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ratch Cla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1]-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mp Cla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2]-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laptai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3]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NR MENU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4]-1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NR MENU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5]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NR MENU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6]-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NR MENU 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7]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NR MENU 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8]-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909 Snr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19]-1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909 Snr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0]-1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R909 Snr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1]-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R909 Snr 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2]-1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R909 Snr 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3]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909 Snr 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4]-1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R909 Snr 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5]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R808 Snr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6]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R808 Snr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7]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R808 Snr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8]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808 Snr 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29]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R606 Snr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0]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R606 Snr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1]-1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R606 Snr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2]-1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R707 Snr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3]-1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R707 Snr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4]-1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R78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5]-1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eadz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6]-1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eep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7]-1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at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8]-1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ntigua Snr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39]-1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C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0]-1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J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1]-1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cho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2]-1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lap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3]-1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age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4]-1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Indus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5]-1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ekRok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6]-1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ungle Snr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7]-1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Jungle Snr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8]-1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ungle Snr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49]-1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ungle Snr 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0]-1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ideStiker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1]-1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agga Snr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2]-1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-Fi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3]-1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ngle Snr 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4]-1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Urban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5]-1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im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6]-1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oll Snar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7]-1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ICK MENU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8]-1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ICK MENU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59]-1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R909 Kick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0]-1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R909 Kick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1]-1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lastic BD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2]-1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lastic BD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3]-1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R808 Kick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4]-1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R808 Kick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5]-1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R808 Kick 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6]-1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R606 Kick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7]-1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R606 Kick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8]-1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707 Kick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69]-1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R707 Kick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0]-1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ulture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1]-1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Optic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2]-1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o-Fi B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3]-1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et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4]-1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ideo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5]-1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JungleKick 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6]-1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eet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7]-1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urbo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8]-1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ungleKick 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79]-1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ekno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80]-1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im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81]-1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msterdam B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82]-1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R909 Dst B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83]-1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oll Kic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XP-C</text:p>
          </table:table-cell>
          <table:table-cell office:value-type="string" calcext:value-type="string">
            <text:p>false</text:p>
          </table:table-cell>
          <table:table-cell table:formula="of:=[.A1084]-1" office:value-type="float" office:value="254" calcext:value-type="float">
            <text:p>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Bonnet</meta:initial-creator>
    <meta:creation-date>2018-12-19T10:29:32.900668071</meta:creation-date>
    <dc:date>2018-12-19T11:12:31.751566735</dc:date>
    <dc:creator>Marcel Bonnet</dc:creator>
    <meta:editing-duration>PT42M54S</meta:editing-duration>
    <meta:editing-cycles>13</meta:editing-cycles>
    <meta:generator>LibreOffice/6.0.2.1.0$FreeBSD_X86_64 LibreOffice_project/00m0$Build-1</meta:generator>
    <meta:document-statistic meta:table-count="1" meta:cell-count="7588" meta:object-count="0"/>
  </office:meta>
</office:document-meta>
</file>